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MILLA NAVAL, RUBEN ALEJAND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742737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69028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ILLA NAVAL, RUBEN ALEJAND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742737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69028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ILLA CANO, FELICISIMO RUBEN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6201412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45032833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9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92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82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6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56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3/09/2021</text:p>
          </table:table-cell>
          <table:table-cell table:style-name="Tabla2.A3" office:value-type="string">
            <text:p text:style-name="P22">5144211</text:p>
          </table:table-cell>
          <table:table-cell table:style-name="Tabla2.D3" office:value-type="string">
            <text:p text:style-name="P23">956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3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01:23:1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